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2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 +-1</text:p>
          </table:table-cell>
          <table:table-cell office:value-type="string" calcext:value-type="string">
            <text:p>D[mum] +- 0.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43" calcext:value-type="float">
            <text:p>4.4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.59" calcext:value-type="float">
            <text:p>4.5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.76" calcext:value-type="float">
            <text:p>4.7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.93" calcext:value-type="float">
            <text:p>4.9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.09" calcext:value-type="float">
            <text:p>5.0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.26" calcext:value-type="float">
            <text:p>5.2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.43" calcext:value-type="float">
            <text:p>5.4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5.59" calcext:value-type="float">
            <text:p>5.5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.75" calcext:value-type="float">
            <text:p>5.7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5.91" calcext:value-type="float">
            <text:p>5.9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.07" calcext:value-type="float">
            <text:p>6.07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6.24" calcext:value-type="float">
            <text:p>6.2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.4" calcext:value-type="float">
            <text:p>6.4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6.57" calcext:value-type="float">
            <text:p>6.5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.74" calcext:value-type="float">
            <text:p>6.74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6.91" calcext:value-type="float">
            <text:p>6.9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7.08" calcext:value-type="float">
            <text:p>7.08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7.25" calcext:value-type="float">
            <text:p>7.2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7.42" calcext:value-type="float">
            <text:p>7.42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.77" calcext:value-type="float">
            <text:p>7.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03T14:42:15.526207907</meta:creation-date>
    <dc:date>2026-03-03T16:37:28.262062114</dc:date>
    <meta:editing-duration>PT4M8S</meta:editing-duration>
    <meta:editing-cycles>1</meta:editing-cycles>
    <meta:document-statistic meta:table-count="1" meta:cell-count="44" meta:object-count="0"/>
    <meta:generator>LibreOffice/25.8.5.2$Linux_X86_64 LibreOffice_project/580$Build-2</meta:generator>
  </office:meta>
</office:document-meta>
</file>